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874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 table:style-name="Default" office:value-type="string">
            <text:p>fecha de realizacio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er el articulo “Sin Balas de Plata”</text:p>
          </table:table-cell>
          <table:table-cell table:style-name="Default" office:value-type="string">
            <text:p>20/03/2013</text:p>
          </table:table-cell>
          <table:table-cell office:value-type="string">
            <text:p>30 minutos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gramar palindromo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gramar fibonacci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el articulo “Crunching knowledge”</text:p>
          </table:table-cell>
          <table:table-cell office:value-type="date" office:date-value="2013-08-04">
            <text:p>08/04/13</text:p>
          </table:table-cell>
          <table:table-cell office:value-type="string">
            <text:p>1h</text:p>
          </table:table-cell>
          <table:table-cell office:value-type="string">
            <text:p>1h 10 minuto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gramar ahorcado en ruby</text:p>
          </table:table-cell>
          <table:table-cell office:value-type="date" office:date-value="2013-08-04">
            <text:p>08/04/13</text:p>
          </table:table-cell>
          <table:table-cell office:value-type="string">
            <text:p>2hs</text:p>
          </table:table-cell>
          <table:table-cell office:value-type="string">
            <text:p>3h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w you slice it</text:p>
          </table:table-cell>
          <table:table-cell table:style-name="Default" office:value-type="string">
            <text:p>19/04/13</text:p>
          </table:table-cell>
          <table:table-cell office:value-type="string">
            <text:p>40min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ar especificaciones de codeBreaker con cucumber</text:p>
          </table:table-cell>
          <table:table-cell table:style-name="Default" office:value-type="string">
            <text:p>26/04/13</text:p>
          </table:table-cell>
          <table:table-cell office:value-type="string">
            <text:p>3 hs</text:p>
          </table:table-cell>
          <table:table-cell office:value-type="string">
            <text:p>7hs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uscar definicion de arquitectura de software</text:p>
          </table:table-cell>
          <table:table-cell table:style-name="Default" office:value-type="string">
            <text:p>28/03/13</text:p>
          </table:table-cell>
          <table:table-cell office:value-type="string">
            <text:p>10 minutos</text:p>
          </table:table-cell>
          <table:table-cell office:value-type="string">
            <text:p>10 minuto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eer el articulo Who needs an architect”</text:p>
          </table:table-cell>
          <table:table-cell office:value-type="date" office:date-value="2003-05-05">
            <text:p>05/05/03</text:p>
          </table:table-cell>
          <table:table-cell office:value-type="string">
            <text:p>2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reparar exposición “Seguridad”</text:p>
          </table:table-cell>
          <table:table-cell office:value-type="date" office:date-value="2013-05-05">
            <text:p>05/05/13</text:p>
          </table:table-cell>
          <table:table-cell office:value-type="string">
            <text:p>1 hora</text:p>
          </table:table-cell>
          <table:table-cell office:value-type="string">
            <text:p>1 hor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eer articulo de integracion continua</text:p>
          </table:table-cell>
          <table:table-cell table:style-name="Default" office:value-type="string">
            <text:p>23/05/13</text:p>
          </table:table-cell>
          <table:table-cell office:value-type="string">
            <text:p>2 hs</text:p>
          </table:table-cell>
          <table:table-cell office:value-type="string">
            <text:p>2hs 30m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hacer pasar test de rspec</text:p>
          </table:table-cell>
          <table:table-cell office:value-type="string">
            <text:p>31/05/2013</text:p>
          </table:table-cell>
          <table:table-cell office:value-type="string">
            <text:p>15min</text:p>
          </table:table-cell>
          <table:table-cell office:value-type="string">
            <text:p>10min 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rear features con cucumber para proyectos</text:p>
          </table:table-cell>
          <table:table-cell table:style-name="Default" office:value-type="string">
            <text:p>27/05/13</text:p>
          </table:table-cell>
          <table:table-cell office:value-type="string">
            <text:p>1 hs</text:p>
          </table:table-cell>
          <table:table-cell office:value-type="string">
            <text:p>1hs 15m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hacer pasar las features de cucumber</text:p>
          </table:table-cell>
          <table:table-cell office:value-type="date" office:date-value="2013-01-06">
            <text:p>01/06/13</text:p>
          </table:table-cell>
          <table:table-cell office:value-type="string">
            <text:p>4 hs</text:p>
          </table:table-cell>
          <table:table-cell office:value-type="string">
            <text:p>3 h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rear vistas</text:p>
          </table:table-cell>
          <table:table-cell office:value-type="date" office:date-value="2013-01-06">
            <text:p>01/06/13</text:p>
          </table:table-cell>
          <table:table-cell office:value-type="string">
            <text:p>4 hs</text:p>
          </table:table-cell>
          <table:table-cell office:value-type="string">
            <text:p>5 h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rear los models</text:p>
          </table:table-cell>
          <table:table-cell office:value-type="date" office:date-value="2013-02-06">
            <text:p>02/06/13</text:p>
          </table:table-cell>
          <table:table-cell office:value-type="string">
            <text:p>2hs</text:p>
          </table:table-cell>
          <table:table-cell office:value-type="string">
            <text:p>2hs 30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3-03-30T00:17:40</meta:creation-date>
    <meta:generator>LibreOffice/3.5$Linux_x86 LibreOffice_project/350m1$Build-2</meta:generator>
    <dc:date>2013-06-03T13:30:12</dc:date>
    <dc:creator>root </dc:creator>
    <meta:editing-duration>PT7M40S</meta:editing-duration>
    <meta:editing-cycles>18</meta:editing-cycles>
    <meta:document-statistic meta:table-count="1" meta:cell-count="85" meta:object-count="0"/>
  </office:meta>
</office:document-meta>
</file>